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11.74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348.01pt" fo:break-before="auto" style:use-optimal-row-height="true"/>
    </style:style>
    <style:style style:name="ro8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get </text:p>
          </table:table-cell>
          <table:table-cell table:style-name="ce9"/>
          <table:table-cell office:value-type="string" calcext:value-type="string">
            <text:p>1) to move or go somewhere</text:p>
            <text:p>Get out of my house!</text:p>
            <text:p>We managed to get past the guards.</text:p>
            <text:p>They shouted at us to get back.</text:p>
            <text:p>2) arrive</text:p>
            <text:p>What time will we get there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</text:p>
          </table:table-cell>
          <table:table-cell/>
          <table:table-cell office:value-type="string" calcext:value-type="string">
            <text:p>change state, become</text:p>
            <text:p>She soon got bored with the job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 </text:p>
          </table:table-cell>
          <table:table-cell/>
          <table:table-cell office:value-type="string" calcext:value-type="string">
            <text:p>prepare food</text:p>
            <text:p>Shall I get you a sandwich?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t st / it</text:p>
          </table:table-cell>
          <table:table-cell/>
          <table:table-cell office:value-type="string" calcext:value-type="string">
            <text:p>Understand</text:p>
            <text:p>I don’t think she got the joke.  </text:p>
            <text:p>I don’t get it – it doesn’t make sen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</text:p>
          </table:table-cell>
          <table:table-cell/>
          <table:table-cell office:value-type="string" calcext:value-type="string">
            <text:p>annoy</text:p>
            <text:p>His behaviour really gets me at tim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nage</text:p>
            <text:p>I saw Harry’s new girlfriend at the party but I didn’t get to speak to 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to know</text:p>
          </table:table-cell>
          <table:table-cell/>
          <table:table-cell office:value-type="string" calcext:value-type="string">
            <text:p>познакомиться</text:p>
            <text:p>It’ll take a while for you to get to know everyone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answer, response</text:p>
            <text:p>The phone’s ringing and there’s someone at the door! You get the phone and I’ll get the</text:p>
            <text:p>Doo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across</text:p>
          </table:table-cell>
          <table:table-cell/>
          <table:table-cell office:value-type="string" calcext:value-type="string">
            <text:p>донисти (информацию)</text:p>
            <text:p>We must get across the simple fact that drugs are dangerou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 at</text:p>
          </table:table-cell>
          <table:table-cell/>
          <table:table-cell office:value-type="string" calcext:value-type="string">
            <text:p>1) reach</text:p>
            <text:p>We had to move the washing machine out to get at the wiring behind it.</text:p>
            <text:p>2) find (information)</text:p>
            <text:p>I was determined to get at the trut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behind with</text:p>
          </table:table-cell>
          <table:table-cell/>
          <table:table-cell office:value-type="string" calcext:value-type="string">
            <text:p>отставать с чем-то</text:p>
            <text:p>I don’t want to get behind with my 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down</text:p>
          </table:table-cell>
          <table:table-cell/>
          <table:table-cell office:value-type="string" calcext:value-type="string">
            <text:p>печалить, расстраивать</text:p>
            <text:p>His lack of social life was beginning to get him dow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 down to</text:p>
          </table:table-cell>
          <table:table-cell/>
          <table:table-cell office:value-type="string" calcext:value-type="string">
            <text:p>Приступить</text:p>
            <text:p>It’s time we got down to 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into</text:p>
          </table:table-cell>
          <table:table-cell/>
          <table:table-cell office:value-type="string" calcext:value-type="string">
            <text:p>поступить (в университет)</text:p>
            <text:p>She did well in her exams and got into Universit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on</text:p>
          </table:table-cell>
          <table:table-cell/>
          <table:table-cell office:value-type="string" calcext:value-type="string">
            <text:p>1) manage</text:p>
            <text:p>However will we get on without you?</text:p>
            <text:p>2) progress</text:p>
            <text:p>How are you getting on with your essay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up to</text:p>
          </table:table-cell>
          <table:table-cell/>
          <table:table-cell office:value-type="string" calcext:value-type="string">
            <text:p>Делать что-то (слегка плохое)</text:p>
            <text:p>Go upstairs and see what the kids are getting up to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t out of</text:p>
          </table:table-cell>
          <table:table-cell/>
          <table:table-cell office:value-type="string" calcext:value-type="string">
            <text:p>ибежать(того что надо сделать)</text:p>
            <text:p>He’s trying to get out of tidying his room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 round</text:p>
          </table:table-cell>
          <table:table-cell/>
          <table:table-cell office:value-type="string" calcext:value-type="string">
            <text:p>распространиться</text:p>
            <text:p>News like this soon gets roun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round to</text:p>
          </table:table-cell>
          <table:table-cell/>
          <table:table-cell office:value-type="string" calcext:value-type="string">
            <text:p>сделать, что долго хотел</text:p>
            <text:p>I need to buy a new desk but I can’t get round to it. I’m so busy.</text:p>
            <text:p>I haven’t got round to unpacking from my holiday yet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get through</text:p>
          </table:table-cell>
          <table:table-cell/>
          <table:table-cell office:value-type="string" calcext:value-type="string">
            <text:p>1) разделаться, покончить с чем-либо, пережить</text:p>
            <text:p>I don’t know how we’re going to get through the winter.</text:p>
            <text:p>I finally managed to get through my driving test.</text:p>
            <text:p>I knew it was going to be difficult to get the car through its MOT test.</text:p>
            <text:p>Liverpool have got through to the final of the FA Cup.</text:p>
            <text:p>2) тратить, использовать много</text:p>
            <text:p>You wouldn’t believe the amount of food children can get through in a week!</text:p>
            <text:p>He can get through £100 in one evening.</text:p>
            <text:p>3) to do an amount of work сделать</text:p>
            <text:p>We’ve got a lot of work to get throug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out of bed on the wrong side</text:p>
          </table:table-cell>
          <table:table-cell/>
          <table:table-cell office:value-type="string" calcext:value-type="string">
            <text:p>Раздраженный</text:p>
            <text:p>You seem to have got out of bed on the wrong side toda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off to a good / bad start</text:p>
          </table:table-cell>
          <table:table-cell/>
          <table:table-cell office:value-type="string" calcext:value-type="string">
            <text:p>Хорошо / плохо начать</text:p>
            <text:p>a free bottle of wine to get your holiday off to a great star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-together</text:p>
          </table:table-cell>
          <table:table-cell/>
          <table:table-cell office:value-type="string" calcext:value-type="string">
            <text:p>Party / informal meeting</text:p>
            <text:p>a family get-toget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my own back on sb</text:p>
          </table:table-cell>
          <table:table-cell/>
          <table:table-cell office:value-type="string" calcext:value-type="string">
            <text:p>Отомстить</text:p>
            <text:p>She wanted to get her own back on Liz for ruining her part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evenge</text:p>
          </table:table-cell>
          <table:table-cell office:value-type="string" calcext:value-type="string">
            <text:p>rɪˈvendʒ</text:p>
          </table:table-cell>
          <table:table-cell office:value-type="string" calcext:value-type="string">
            <text:p>1) месть</text:p>
            <text:p>At his wife’s funeral, he vowed revenge against her killer.</text:p>
            <text:p>2) мстить</text:p>
            <text:p>The poor murdered girl must be revenged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t to slee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Get + past participle</text:p>
          </table:table-cell>
          <table:table-cell/>
          <table:table-cell office:value-type="string" calcext:value-type="string">
            <text:p>1) Do a task or arrange it(сам)</text:p>
            <text:p>I got my watch repaired today.</text:p>
            <text:p>2) passive voice</text:p>
            <text:p>There was a fight, but nobody got hurt (was hurt)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et back </text:p>
          </table:table-cell>
          <table:table-cell/>
          <table:table-cell office:value-type="string" calcext:value-type="string">
            <text:p>Return(вернуть что-то себе)</text:p>
            <text:p>I gave her £25, but I’ll get it back tomorrow</text:p>
            <text:p>Вернуться куда-то</text:p>
            <text:p>I’ll talk to you when I get back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in</text:p>
          </table:table-cell>
          <table:table-cell/>
          <table:table-cell office:value-type="string" calcext:value-type="string">
            <text:p>1) arrive</text:p>
            <text:p>We get in to Heathrow at ten o’clock.</text:p>
            <text:p>2) Get home</text:p>
            <text:p>What time do the boys get in from school?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t along</text:p>
          </table:table-cell>
          <table:table-cell/>
          <table:table-cell office:value-type="string" calcext:value-type="string">
            <text:p>уживаться</text:p>
            <text:p>They seem to get along with each other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away </text:p>
          </table:table-cell>
          <table:table-cell/>
          <table:table-cell office:value-type="string" calcext:value-type="string">
            <text:p>1) leave </text:p>
            <text:p> I like to get away from London at the weekend.</text:p>
            <text:p>2) удрать, сбежать escape</text:p>
            <text:p>The three men got away in a stolen ca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t out </text:p>
          </table:table-cell>
          <table:table-cell/>
          <table:table-cell office:value-type="string" calcext:value-type="string">
            <text:p>становиться общеизвестным</text:p>
            <text:p>We have to make absolutely certain that none of this gets ou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et sth over with</text:p>
          </table:table-cell>
          <table:table-cell/>
          <table:table-cell office:value-type="string" calcext:value-type="string">
            <text:p>разделаться, покончить с чем-либо</text:p>
            <text:p>I'll be glad to get these exams over with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an’t / couldn’t get over sth</text:p>
          </table:table-cell>
          <table:table-cell/>
          <table:table-cell office:value-type="string" calcext:value-type="string">
            <text:p>быть потрясенным, пораженным чем-либо</text:p>
            <text:p>I can't get over how different you look with short hai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get away with sth / doing sth</text:p>
          </table:table-cell>
          <table:table-cell/>
          <table:table-cell office:value-type="string" calcext:value-type="string">
            <text:p>делать что-либо безнаказанно, выходить сухим из воды</text:p>
            <text:p>He shouldn't treat you like that. Don't let him get away with i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round / around sth</text:p>
          </table:table-cell>
          <table:table-cell/>
          <table:table-cell office:value-type="string" calcext:value-type="string">
            <text:p>to find a way of dealing with or avoiding a problem </text:p>
            <text:p>Обхотить</text:p>
            <text:p>Our lawyer found a way of getting around the adoption law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tting at</text:p>
          </table:table-cell>
          <table:table-cell/>
          <table:table-cell office:value-type="string" calcext:value-type="string">
            <text:p>иметь в виду</text:p>
            <text:p>What are you getting at, Helen?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et away with</text:p>
          </table:table-cell>
          <table:table-cell/>
          <table:table-cell office:value-type="string" calcext:value-type="string">
            <text:p>обойтесь do something successfully even thourgh it is not the best awy of doing it</text:p>
            <text:p>At school he had always got away with doing the bare minimum amount of work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t on with</text:p>
          </table:table-cell>
          <table:table-cell/>
          <table:table-cell office:value-type="string" calcext:value-type="string">
            <text:p>continue</text:p>
          </table:table-cell>
          <table:table-cell table:number-columns-repeated="1021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1:53:49.879566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2DT11H47M13S</meta:editing-duration>
    <meta:editing-cycles>18</meta:editing-cycles>
    <meta:generator>LibreOffice/6.0.7.3$Linux_X86_64 LibreOffice_project/00m0$Build-3</meta:generator>
    <dc:date>2022-01-24T02:00:30.385870097</dc:date>
    <meta:document-statistic meta:table-count="1" meta:cell-count="78" meta:object-count="0"/>
    <meta:template xlink:type="simple" xlink:actuate="onRequest" xlink:title="vocabularyUnit" xlink:href="../../../../Templates/vocabularyUnit.ots" meta:date="2021-07-23T23:09:37.744245147"/>
  </office:meta>
</office:document-meta>
</file>